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23" calcext:value-type="float">
            <text:p>84.2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3" calcext:value-type="float">
            <text:p>203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4.51" calcext:value-type="float">
            <text:p>94.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6" calcext:value-type="float">
            <text:p>86</text:p>
          </table:table-cell>
          <table:table-cell table:formula="of:=[.B8]-[.E8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91.8" calcext:value-type="float">
            <text:p>91.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8" calcext:value-type="float">
            <text:p>168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1.02" calcext:value-type="float">
            <text:p>91.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3" calcext:value-type="float">
            <text:p>233</text:p>
          </table:table-cell>
          <table:table-cell table:formula="of:=[.B15]-[.E1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55" calcext:value-type="float">
            <text:p>93.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7" calcext:value-type="float">
            <text:p>87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78" calcext:value-type="float">
            <text:p>90.78</text:p>
          </table:table-cell>
          <table:table-cell table:formula="of:=SUM([.B2:.B27])" office:value-type="float" office:value="3600" calcext:value-type="float">
            <text:p>360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68" calcext:value-type="float">
            <text:p>3268</text:p>
          </table:table-cell>
          <table:table-cell table:formula="of:=[.B29]-[.E29]" office:value-type="float" office:value="332" calcext:value-type="float">
            <text:p>33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08:14:11.058991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4-01T13:39:42.253398694</dc:date>
    <dc:creator>Brent Seidel</dc:creator>
    <meta:editing-duration>P6DT7H36M54S</meta:editing-duration>
    <meta:editing-cycles>37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